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gradient" draw:fill-gradient-name="Gradient_20_6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Gradient_20_4" draw:textarea-vertical-align="middle" draw:auto-grow-height="false" fo:min-height="0.749cm" fo:min-width="0.49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="gradient" draw:fill-gradient-name="Gradient_20_5" draw:fill-hatch-name="Red_20_Crossed_20_0_20_Degrees" draw:textarea-horizontal-align="justify" draw:textarea-vertical-align="middle" draw:auto-grow-height="fals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outline1">
      <style:graphic-properties fo:min-height="13.609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outline1">
      <style:graphic-properties fo:min-height="13.61cm"/>
    </style:style>
    <style:style style:name="pr7" style:family="presentation" style:parent-style-name="標準-notes">
      <style:graphic-properties draw:fill-color="#ffffff" fo:min-height="13.364cm"/>
    </style:style>
    <style:style style:name="P1" style:family="paragraph">
      <style:text-properties style:font-size-asian="32pt"/>
    </style:style>
    <style:style style:name="P2" style:family="paragraph">
      <style:paragraph-properties fo:text-align="center"/>
    </style:style>
    <style:style style:name="T1" style:family="text">
      <style:text-properties style:font-size-asian="3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虹キラ鯉のぼり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西保木間小学校</text:span></text:p>
            <text:p><text:span text:style-name="T1">３年１組</text:span></text:p>
            <text:p><text:span text:style-name="T1">河野　七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こんな鯉のぼりを作ったよ</text:p>
          </draw:text-box>
        </draw:frame>
        <draw:frame presentation:style-name="pr4" draw:layer="layout" svg:width="25.199cm" svg:height="13.859cm" svg:x="1.4cm" svg:y="4.914cm" presentation:class="outline">
          <draw:text-box>
            <text:p><text:span text:style-name="T1">・キラキラ</text:span></text:p>
            <text:p><text:span text:style-name="T1">・虹色</text:span></text:p>
            <text:p><text:span text:style-name="T1">・飾れる</text:span></text:p>
          </draw:text-box>
        </draw:frame>
        <draw:custom-shape draw:style-name="gr2" draw:text-style-name="P2" draw:layer="layout" svg:width="3.8cm" svg:height="3.6cm" svg:x="2.8cm" svg:y="14.8cm">
          <text:p/>
          <draw:enhanced-geometry svg:viewBox="0 0 21600 21600" draw:type="block-arc" draw:modifiers="-179.559402453832 8970.4309742752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3cm" svg:height="2.6cm" svg:x="3.2cm" svg:y="15.2cm">
          <text:p/>
          <draw:enhanced-geometry svg:viewBox="0 0 21600 21600" draw:type="block-arc" draw:modifiers="-173.878127591112 7589.9677029729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1.8cm" svg:height="1.2cm" svg:x="3.8cm" svg:y="15.6cm">
          <text:p/>
          <draw:enhanced-geometry svg:viewBox="0 0 21600 21600" draw:type="block-arc" draw:modifiers="161.638120590024 5566.4776517541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2" draw:layer="layout" svg:width="1cm" svg:height="0.6cm" svg:x="4.2cm" svg:y="1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2" draw:layer="layout" svg:width="0.6cm" svg:height="0.4cm" svg:x="4.4cm" svg:y="16.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1.2cm" svg:height="1.2cm" svg:x="17.6cm" svg:y="13.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2.6cm" svg:height="2.6cm" svg:x="16.2cm" svg:y="16.8cm">
          <text:p/>
          <draw:enhanced-geometry svg:viewBox="0 0 21600 21600" draw:text-areas="?f4 ?f4 ?f3 ?f3" draw:type="star4" draw:modifiers="8512.110726643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材料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プラ版</text:p>
              </text:list-item>
              <text:list-item>
                <text:p>テープ</text:p>
              </text:list-item>
              <text:list-item>
                <text:p>マジック</text:p>
              </text:list-item>
              <text:list-item>
                <text:p>はさみ</text:p>
              </text:list-item>
              <text:list-item>
                <text:p>アルミホイル</text:p>
              </text:list-item>
            </text:list>
          </draw:text-box>
        </draw:frame>
        <draw:custom-shape draw:style-name="gr7" draw:text-style-name="P2" draw:layer="layout" svg:width="5.8cm" svg:height="1.6cm" svg:x="8cm" svg:y="12.4cm">
          <text:p text:style-name="P2">テープ</text:p>
          <draw:enhanced-geometry svg:viewBox="0 0 21600 21600" draw:path-stretchpoint-x="10800" draw:path-stretchpoint-y="11000" draw:text-areas="?f0 ?f0 ?f3 ?f12" draw:type="horizontal-scroll" draw:modifiers="54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作り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①、まず、プラ版を15cm位の鯉のぼりの形に切る。</text:p>
                <text:p>②、①のプラ版に、色を塗ったり、模様を描いたりする。</text:p>
                <text:p>③、②のプラ版に、くしゃくしゃにして鯉のぼりの形に切ったアルミホイルをはる。</text:p>
              </text:list-header>
              <text:list-item>
                <text:p><text:span text:style-name="T2">出来上がり！！</text:span> <text:s text:c="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飾り方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パンチ等で穴を開けて、そこに紐を通して、何かにつる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参考にしたもの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学童で作ったステンドグラスを参考にしました。</text:p>
              </text:list-item>
            </text:list>
          </draw:text-box>
        </draw:frame>
        <draw:custom-shape draw:style-name="gr8" draw:text-style-name="P2" draw:layer="layout" svg:width="3cm" svg:height="3.2cm" svg:x="13.6cm" svg:y="11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2" draw:layer="layout" svg:width="3.8cm" svg:height="3.4cm" svg:x="5.8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ath draw:style-name="gr10" draw:text-style-name="P2" draw:layer="layout" svg:width="0.556cm" svg:height="0.789cm" draw:transform="rotate (-0.910014671989844) translate (7.27426884554503cm 12.4951344151434cm)" svg:viewBox="0 0 557 790" svg:d="m0 31c346-151 685 282 509 597l-93 162">
          <text:p/>
        </draw:path>
        <draw:path draw:style-name="gr10" draw:text-style-name="P2" draw:layer="layout" svg:width="0.829cm" svg:height="0.677cm" draw:transform="rotate (-2.46492850259159) translate (8.21957872728092cm 12.5098869848803cm)" svg:viewBox="0 0 830 678" svg:d="m0 28c356-123 583 190 830 361l-63 289-207-165 165 132">
          <text:p/>
        </draw:path>
        <draw:path draw:style-name="gr10" draw:text-style-name="P2" draw:layer="layout" svg:width="0.683cm" svg:height="0.784cm" draw:transform="rotate (-1.94935824155247) translate (8.87884932096869cm 12.7782947748804cm)" svg:viewBox="0 0 684 785" svg:d="m0 785c231-16 793 60 639-397l40-329 5-59">
          <text:p/>
        </draw:path>
        <draw:path draw:style-name="gr10" draw:text-style-name="P2" draw:layer="layout" svg:width="0.872cm" svg:height="0.524cm" svg:x="6.959cm" svg:y="13.259cm" svg:viewBox="0 0 873 525" svg:d="m0 23c331-108 567 194 873 238l-106 264">
          <text:p/>
        </draw:path>
        <draw:path draw:style-name="gr10" draw:text-style-name="P2" draw:layer="layout" svg:width="-0.713cm" svg:height="-0.522cm" svg:x="8.493cm" svg:y="13.784cm" svg:viewBox="0 0 -714 -523" svg:d="m0 502c317 96 677-148 714-476v-26">
          <text:p/>
        </draw:path>
        <draw:custom-shape draw:style-name="gr11" draw:text-style-name="P2" draw:layer="layout" svg:width="2.6cm" svg:height="2.6cm" svg:x="9.4cm" svg:y="1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5T08:52:58.41</meta:creation-date>
    <meta:editing-duration>PT22H4M57S</meta:editing-duration>
    <meta:editing-cycles>4</meta:editing-cycles>
    <meta:generator>LibreOffice/3.4$Win32 LibreOffice_project/340m1$Build-203</meta:generator>
    <dc:date>2016-05-07T20:45:38.66</dc:date>
    <meta:print-date>2016-05-07T10:53:29.19</meta:print-date>
    <meta:document-statistic meta:object-count="61"/>
  </office:meta>
</office:document-meta>
</file>